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13f8f" officeooo:paragraph-rsid="00113f8f"/>
    </style:style>
    <style:style style:name="P2" style:family="paragraph" style:parent-style-name="Standard" style:list-style-name="L2">
      <style:text-properties officeooo:rsid="00150211" officeooo:paragraph-rsid="00150211"/>
    </style:style>
    <style:style style:name="P3" style:family="paragraph" style:parent-style-name="Standard" style:list-style-name="L2">
      <style:text-properties fo:color="#c9211e" officeooo:rsid="001635cb" officeooo:paragraph-rsid="001635cb"/>
    </style:style>
    <style:style style:name="T1" style:family="text">
      <style:text-properties officeooo:rsid="001337c3"/>
    </style:style>
    <style:style style:name="T2" style:family="text">
      <style:text-properties officeooo:rsid="0013669a"/>
    </style:style>
    <style:style style:name="T3" style:family="text">
      <style:text-properties officeooo:rsid="00150211"/>
    </style:style>
    <style:style style:name="T4" style:family="text">
      <style:text-properties officeooo:rsid="001635cb"/>
    </style:style>
    <style:style style:name="T5" style:family="text">
      <style:text-properties fo:color="#c9211e" officeooo:rsid="001635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4920818" text:style-name="L2">
        <text:list-item>
          <text:p text:style-name="P3">CHIEDRE ALLA PROF PER I ROBOTS.TXT E QUANTO NEL PARTIOLARE DEVE ANDARE IL RETRIVAL</text:p>
          <text:p text:style-name="P1"/>
        </text:list-item>
        <text:list-item>
          <text:p text:style-name="P1">Trovare I 3 siti <text:span text:style-name="T3">[DONE] </text:span></text:p>
          <text:list>
            <text:list-item>
              <text:p text:style-name="P1"><text:a xlink:type="simple" xlink:href="https://www.pokemon.com/us/pokedex" text:style-name="Internet_20_link" text:visited-style-name="Visited_20_Internet_20_Link">https://www.pokemon.com/us/pokedex</text:a></text:p>
            </text:list-item>
            <text:list-item>
              <text:p text:style-name="P1"><text:a xlink:type="simple" xlink:href="https://bulbapedia.bulbagarden.net/" text:style-name="Internet_20_link" text:visited-style-name="Visited_20_Internet_20_Link">https://bulbapedia.bulbagarden.net</text:a> <text:span text:style-name="T2">(https://bulbapedia.bulbagarden.net/robots.txt)</text:span></text:p>
            </text:list-item>
            <text:list-item>
              <text:p text:style-name="P1"><text:a xlink:type="simple" xlink:href="https://www.cardmarket.com/en/Pokemon" text:style-name="Internet_20_link" text:visited-style-name="Visited_20_Internet_20_Link">https://www.cardmarket.com/en/Pokemon</text:a> <text:span text:style-name="T2">(https://www.cardmarket.com/robots.txt)</text:span></text:p>
            </text:list-item>
            <text:list-item>
              <text:p text:style-name="P1"><text:a xlink:type="simple" xlink:href="https://pokemondb.net/pokedex/all" text:style-name="Internet_20_link" text:visited-style-name="Visited_20_Internet_20_Link">https://pokemondb.net/pokedex/all</text:a> <text:span text:style-name="T1">(https://pokemondb.net/robots.txt)</text:span></text:p>
            </text:list-item>
          </text:list>
        </text:list-item>
        <text:list-item>
          <text:p text:style-name="P1">guardiamo un esempi (Fathi)</text:p>
        </text:list-item>
        <text:list-item>
          <text:p text:style-name="P1">creare cartelle (struttura base) <text:span text:style-name="T3">[DONE]</text:span></text:p>
        </text:list-item>
        <text:list-item>
          <text:p text:style-name="P1">fare lo scraping (BeautifulSoup)</text:p>
          <text:list>
            <text:list-item>
              <text:p text:style-name="P2">scrapy</text:p>
            </text:list-item>
            <text:list-item>
              <text:p text:style-name="P2">setuppare scrapy</text:p>
            </text:list-item>
          </text:list>
        </text:list-item>
        <text:list-item>
          <text:p text:style-name="P1">Solr</text:p>
        </text:list-item>
        <text:list-item>
          <text:p text:style-name="P1">Backend</text:p>
        </text:list-item>
        <text:list-item>
          <text:p text:style-name="P1">Fronte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6T14:12:18.986513601</meta:creation-date>
    <dc:date>2024-11-16T17:14:27.070354277</dc:date>
    <meta:editing-duration>PT32M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60" meta:character-count="520" meta:non-whitespace-character-count="488"/>
  </office:meta>
</office:document-meta>
</file>